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Con esta estructura clara, podemos construir un laboratorio sólido, que funcione como una introducción conceptual a la idea de <text:span text:style-name="Emphasis">la memoria como componente esencial de un sistema inteligente</text:span>, preparando así al lector para entender más adelante cómo se desarrolla el cálculo completo.</text:p>
      <text:p text:style-name="Text_20_body">Te propongo esta estructura para el laboratorio del capítulo 9:</text:p>
      <text:p text:style-name="Horizontal_20_Line"/>
      <text:h text:style-name="Heading_20_2" text:outline-level="2">🧪 Laboratorio — Capítulo 9: <text:span text:style-name="Emphasis">ADN, la memoria de la vida</text:span></text:h>
      <text:h text:style-name="Heading_20_3" text:outline-level="3">1. <text:span text:style-name="Strong_20_Emphasis">¿Qué es la memoria en un sistema computacional?</text:span></text:h>
      <text:list xml:id="list2870960034" text:style-name="L1">
        <text:list-item>
          <text:p text:style-name="P1">Explicación sencilla del papel de la memoria.</text:p>
        </text:list-item>
        <text:list-item>
          <text:p text:style-name="P1">Ejemplo: sumar una lista de números.</text:p>
        </text:list-item>
        <text:list-item>
          <text:p text:style-name="P1">Se introduce el concepto de memoria como el lugar donde se almacenan los datos necesarios para realizar una operación.</text:p>
        </text:list-item>
        <text:list-item>
          <text:p text:style-name="P1">Sin memoria, el sistema no puede recordar dónde va ni qué ha hecho.</text:p>
        </text:list-item>
      </text:list>
      <text:p text:style-name="Horizontal_20_Line"/>
      <text:h text:style-name="Heading_20_3" text:outline-level="3">2. <text:span text:style-name="Strong_20_Emphasis">Tipos de memoria: escritura, lectura y sus límites</text:span></text:h>
      <text:list xml:id="list3786193286" text:style-name="L2">
        <text:list-item>
          <text:p text:style-name="P2">Se explica la diferencia entre memorias de solo lectura (ROM) y de lectura-escritura (RAM).</text:p>
        </text:list-item>
        <text:list-item>
          <text:p text:style-name="P2">Se muestra cómo el tipo de memoria condiciona la capacidad de modificar el cálculo en tiempo real.</text:p>
        </text:list-item>
        <text:list-item>
          <text:p text:style-name="P2">Se introduce la idea de "memoria activa" vs. "memoria fija".</text:p>
        </text:list-item>
      </text:list>
      <text:p text:style-name="Horizontal_20_Line"/>
      <text:h text:style-name="Heading_20_3" text:outline-level="3">3. <text:span text:style-name="Strong_20_Emphasis">El ADN como memoria biológica</text:span></text:h>
      <text:list xml:id="list2186436076" text:style-name="L3">
        <text:list-item>
          <text:p text:style-name="P3">Se presenta el ADN como la memoria donde la vida guarda instrucciones para construir un individuo.</text:p>
        </text:list-item>
        <text:list-item>
          <text:p text:style-name="P3">Se explica cómo el ADN contiene información codificada que no cambia durante la vida de un individuo.</text:p>
        </text:list-item>
      </text:list>
      <text:p text:style-name="Horizontal_20_Line"/>
      <text:h text:style-name="Heading_20_3" text:outline-level="3">4. <text:span text:style-name="Strong_20_Emphasis">El ADN como memoria de solo lectura</text:span></text:h>
      <text:list xml:id="list1275327957" text:style-name="L4">
        <text:list-item>
          <text:p text:style-name="P4">Se establece que el ADN, una vez formado, es fijo: no puede reescribirse durante la vida del individuo.</text:p>
        </text:list-item>
        <text:list-item>
          <text:p text:style-name="P4">El individuo ejecuta su “programa” sin poder alterarlo.</text:p>
        </text:list-item>
        <text:list-item>
          <text:p text:style-name="P4">Esto lo convierte en una forma limitada de memoria si lo que queremos es usarlo en un sistema que debe <text:span text:style-name="Emphasis">resolver</text:span> problemas progresivos.</text:p>
        </text:list-item>
      </text:list>
      <text:p text:style-name="Horizontal_20_Line"><text:soft-page-break/></text:p>
      <text:h text:style-name="Heading_20_3" text:outline-level="3">5. <text:span text:style-name="Strong_20_Emphasis">Implicación: el límite de un sistema con solo memoria ROM</text:span></text:h>
      <text:list xml:id="list1934357904" text:style-name="L5">
        <text:list-item>
          <text:p text:style-name="P5">Se retorna al ejemplo computacional (sumar números).</text:p>
        </text:list-item>
        <text:list-item>
          <text:p text:style-name="P5">Si usamos solo una memoria de solo lectura, el cálculo no puede avanzar, porque no se puede registrar progreso.</text:p>
        </text:list-item>
        <text:list-item>
          <text:p text:style-name="P5">Por tanto, concluimos que el ADN como memoria es un primer paso, pero insuficiente: hace falta un mecanismo adicional para modificar o evolucionar la información.</text:p>
        </text:list-item>
      </text:list>
      <text:p text:style-name="Horizontal_20_Line"/>
      <text:p text:style-name="Text_20_body">Este cierre deja abierta la puerta para introducir la <text:span text:style-name="Strong_20_Emphasis">reproducción como procesador</text:span> y la <text:span text:style-name="Strong_20_Emphasis">evolución como mecanismo de cambio de memoria</text:span> en los próximos capítulos.</text:p>
      <text:p text:style-name="Text_20_body">¿Querés que empiece a desarrollar el texto del laboratorio siguiendo esta estructura? También podemos pulir primero alguno de los puntos, como el <text:a xlink:type="simple" xlink:href="https://chatgpt.com/c/f" text:style-name="Internet_20_link" text:visited-style-name="Visited_20_Internet_20_Link">ejemplo computacional</text:a>, o cómo <text:a xlink:type="simple" xlink:href="https://chatgpt.com/c/f" text:style-name="Internet_20_link" text:visited-style-name="Visited_20_Internet_20_Link">describir el ADN como memoria ROM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2T18:03:48.520000000</meta:creation-date>
    <dc:date>2025-06-22T18:48:27.382000000</dc:date>
    <meta:editing-duration>PT34M28S</meta:editing-duration>
    <meta:editing-cycles>1</meta:editing-cycles>
    <meta:document-statistic meta:table-count="0" meta:image-count="0" meta:object-count="0" meta:page-count="2" meta:paragraph-count="25" meta:word-count="397" meta:character-count="2357" meta:non-whitespace-character-count="1999"/>
    <meta:generator>LibreOffice/7.3.5.2$Windows_X86_64 LibreOffice_project/184fe81b8c8c30d8b5082578aee2fed2ea847c01</meta:generator>
  </office:meta>
</office:document-meta>
</file>